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 style:master-page-name="Standard">
      <style:table-properties style:width="16.933cm" fo:margin-left="0cm" fo:margin-top="0cm" fo:margin-bottom="0cm" style:page-number="auto" table:align="left" style:writing-mode="lr-tb"/>
    </style:style>
    <style:style style:name="表格1.A" style:family="table-column">
      <style:table-column-properties style:column-width="2.921cm"/>
    </style:style>
    <style:style style:name="表格1.C" style:family="table-column">
      <style:table-column-properties style:column-width="4.902cm"/>
    </style:style>
    <style:style style:name="表格1.D" style:family="table-column">
      <style:table-column-properties style:column-width="1.998cm"/>
    </style:style>
    <style:style style:name="表格1.E" style:family="table-column">
      <style:table-column-properties style:column-width="4.191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29cm" fo:padding-right="0.191cm" fo:padding-top="0cm" fo:padding-bottom="0cm" fo:border="0.5pt solid #00000a"/>
    </style:style>
    <style:style style:name="表格1.4" style:family="table-row">
      <style:table-row-properties style:min-row-height="2.207cm" fo:keep-together="auto"/>
    </style:style>
    <style:style style:name="表格1.5" style:family="table-row">
      <style:table-row-properties style:min-row-height="0.175cm" fo:keep-together="auto"/>
    </style:style>
    <style:style style:name="表格1.A5" style:family="table-cell">
      <style:table-cell-properties fo:padding-left="0.12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officeooo:paragraph-rsid="0000fe5e"/>
    </style:style>
    <style:style style:name="P2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officeooo:paragraph-rsid="0000fe5e"/>
    </style:style>
    <style:style style:name="P3" style:family="paragraph" style:parent-style-name="Standard_20__28_user_29_">
      <style:paragraph-properties>
        <style:tab-stops>
          <style:tab-stop style:position="1.99cm"/>
        </style:tab-stops>
      </style:paragraph-properties>
      <style:text-properties officeooo:paragraph-rsid="0000fe5e"/>
    </style:style>
    <style:style style:name="P4" style:family="paragraph" style:parent-style-name="Standard_20__28_user_29_">
      <style:text-properties officeooo:paragraph-rsid="0000fe5e"/>
    </style:style>
    <style:style style:name="P5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fo:color="#000000" officeooo:paragraph-rsid="0000fe5e"/>
    </style:style>
    <style:style style:name="P6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fo:color="#000000" officeooo:rsid="0009a723" officeooo:paragraph-rsid="0009a723"/>
    </style:style>
    <style:style style:name="P7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fo:color="#000000" officeooo:rsid="000a0d19" officeooo:paragraph-rsid="000a0d19"/>
    </style:style>
    <style:style style:name="P8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fo:color="#00a65d" officeooo:paragraph-rsid="0000fe5e"/>
    </style:style>
    <style:style style:name="P9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fo:color="#00a65d" officeooo:paragraph-rsid="0006b3a5"/>
    </style:style>
    <style:style style:name="P10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fo:color="#00a65d" officeooo:rsid="0001864d" officeooo:paragraph-rsid="0001864d"/>
    </style:style>
    <style:style style:name="P11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fo:color="#000000" officeooo:rsid="0001864d" officeooo:paragraph-rsid="0001864d"/>
    </style:style>
    <style:style style:name="P12" style:family="paragraph" style:parent-style-name="Standard_20__28_user_29_">
      <style:paragraph-properties>
        <style:tab-stops>
          <style:tab-stop style:position="2.254cm" style:type="center"/>
        </style:tab-stops>
      </style:paragraph-properties>
      <style:text-properties fo:color="#000000" officeooo:rsid="0001864d" officeooo:paragraph-rsid="0003c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 table:number-columns-repeated="2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4">组件</text:p>
          </table:table-cell>
          <table:table-cell table:style-name="表格1.A1" office:value-type="string">
            <text:p text:style-name="P4">模块</text:p>
          </table:table-cell>
          <table:table-cell table:style-name="表格1.A1" office:value-type="string">
            <text:p text:style-name="P2">工作</text:p>
          </table:table-cell>
          <table:table-cell table:style-name="表格1.A1" office:value-type="string">
            <text:p text:style-name="P4">人员</text:p>
          </table:table-cell>
          <table:table-cell table:style-name="表格1.A1" office:value-type="string">
            <text:p text:style-name="P3">时间</text:p>
          </table:table-cell>
        </table:table-row>
        <table:table-row table:style-name="表格1.1">
          <table:table-cell table:style-name="表格1.A1" table:number-rows-spanned="3" office:value-type="string">
            <text:p text:style-name="P4">即时通讯</text:p>
            <text:p text:style-name="P4"/>
          </table:table-cell>
          <table:table-cell table:style-name="表格1.A1" office:value-type="string">
            <text:p text:style-name="P4">打洞服务器</text:p>
          </table:table-cell>
          <table:table-cell table:style-name="表格1.A1" office:value-type="string">
            <text:p text:style-name="P8">COTURN使用</text:p>
            <text:p text:style-name="P8">COTURN搭建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><text:s/></text:p>
          </table:table-cell>
        </table:table-row>
        <table:table-row table:style-name="表格1.1">
          <table:covered-table-cell/>
          <table:table-cell table:style-name="表格1.A1" office:value-type="string">
            <text:p text:style-name="P4">信令服务器</text:p>
          </table:table-cell>
          <table:table-cell table:style-name="表格1.A1" office:value-type="string">
            <text:p text:style-name="P8">Signaling编写</text:p>
            <text:p text:style-name="P8">Signaling搭建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</table:table-row>
        <table:table-row table:style-name="表格1.4">
          <table:covered-table-cell/>
          <table:table-cell table:style-name="表格1.A1" office:value-type="string">
            <text:p text:style-name="P4">数据传输</text:p>
          </table:table-cell>
          <table:table-cell table:style-name="表格1.A1" office:value-type="string">
            <text:p text:style-name="P8">消息传输（局域网）</text:p>
            <text:p text:style-name="P8"><text:bookmark text:name="__DdeLink__131_3433578887"/>文件传输（局域网）</text:p>
            <text:p text:style-name="P8">消息传输（互联网）</text:p>
            <text:p text:style-name="P8">文件传输（互联网）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</table:table-row>
        <table:table-row table:style-name="表格1.5">
          <table:table-cell table:style-name="表格1.A5" table:number-rows-spanned="2" office:value-type="string">
            <text:p text:style-name="P4">Your Places</text:p>
          </table:table-cell>
          <table:table-cell table:style-name="表格1.A5" office:value-type="string">
            <text:p text:style-name="P4">界面</text:p>
          </table:table-cell>
          <table:table-cell table:style-name="表格1.A5" office:value-type="string">
            <text:p text:style-name="P9">用户登陆</text:p>
            <text:p text:style-name="P11">邀请好友</text:p>
            <text:p text:style-name="P10">好友地图</text:p>
            <text:p text:style-name="P12">说话</text:p>
            <text:p text:style-name="P11">消息列表</text:p>
            <text:p text:style-name="P11">圈子管理</text:p>
          </table:table-cell>
          <table:table-cell table:style-name="表格1.A5" table:number-rows-spanned="2" office:value-type="string">
            <text:p text:style-name="P4"/>
          </table:table-cell>
          <table:table-cell table:style-name="表格1.A5" table:number-rows-spanned="2" office:value-type="string">
            <text:p text:style-name="P4"/>
          </table:table-cell>
        </table:table-row>
        <table:table-row table:style-name="表格1.5">
          <table:covered-table-cell/>
          <table:table-cell table:style-name="表格1.A5" office:value-type="string">
            <text:p text:style-name="P4">功能</text:p>
          </table:table-cell>
          <table:table-cell table:style-name="表格1.A5" office:value-type="string">
            <text:p text:style-name="P5">用户登陆</text:p>
            <text:p text:style-name="P6">获取好友地点</text:p>
            <text:p text:style-name="P5">获取好友信息</text:p>
            <text:p text:style-name="P5">邀请好友</text:p>
            <text:p text:style-name="P7">新建圈子</text:p>
            <text:p text:style-name="P7">退出圈子</text:p>
            <text:p text:style-name="P7">加入圈子</text:p>
            <text:p text:style-name="P7">显示好友地点</text:p>
          </table:table-cell>
          <table:covered-table-cell/>
          <table:covered-table-cell/>
        </table:table-row>
        <table:table-row table:style-name="表格1.5">
          <table:table-cell table:style-name="表格1.A5" office:value-type="string">
            <text:p text:style-name="P4"/>
          </table:table-cell>
          <table:table-cell table:style-name="表格1.A5" office:value-type="string">
            <text:p text:style-name="P4"/>
          </table:table-cell>
          <table:table-cell table:style-name="表格1.A5" office:value-type="string">
            <text:p text:style-name="P5"/>
          </table:table-cell>
          <table:table-cell table:style-name="表格1.A5" office:value-type="string">
            <text:p text:style-name="P4"/>
          </table:table-cell>
          <table:table-cell table:style-name="表格1.A5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49S</meta:editing-duration>
    <meta:editing-cycles>20</meta:editing-cycles>
    <meta:generator>LibreOffice/5.4.6.2$Windows_X86_64 LibreOffice_project/4014ce260a04f1026ba855d3b8d91541c224eab8</meta:generator>
    <dc:date>2019-04-08T21:54:35.542000000</dc:date>
    <meta:document-statistic meta:table-count="1" meta:image-count="0" meta:object-count="0" meta:page-count="1" meta:paragraph-count="35" meta:word-count="142" meta:character-count="178" meta:non-whitespace-character-count="176"/>
    <meta:user-defined meta:name="Info 1"/>
    <meta:user-defined meta:name="Info 2"/>
    <meta:user-defined meta:name="Info 3"/>
    <meta:user-defined meta:name="Info 4"/>
  </office:meta>
</office:document-meta>
</file>